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P9" style:family="paragraph" style:parent-style-name="Text_20_body">
      <style:paragraph-properties fo:padding="0cm" fo:border="none"/>
      <style:text-properties loext:padding="0cm" loext:border="none"/>
    </style:style>
    <style:style style:name="P10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11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final-value-of-variable-after-performing-operations/" text:style-name="Internet_20_link" text:visited-style-name="Visited_20_Internet_20_Link"><text:span text:style-name="T1">Final Value of Variable After Performing Operations</text:span></text:a></text:p>
      <text:section text:style-name="Sect1" text:name="headlessui-popover-button-:r18:">
        <text:p text:style-name="Standard"/>
      </text:section>
      <text:section text:style-name="Sect1" text:name="headlessui-popover-button-:rj:">
        <text:p text:style-name="Standard"/>
      </text:section>
      <text:p text:style-name="P4">Easy</text:p>
      <text:p text:style-name="P4">1.3K</text:p>
      <text:p text:style-name="P4">158</text:p>
      <text:section text:style-name="Sect1" text:name="headlessui-popover-button-:ro:">
        <text:p text:style-name="Standard"/>
      </text:section>
      <text:section text:style-name="Sect1" text:name="headlessui-popover-button-:rr:">
        <text:p text:style-name="Standard"/>
      </text:section>
      <text:p text:style-name="P5">Companies</text:p>
      <text:p text:style-name="P6"><text:span text:style-name="T1">There is a programming language with only </text:span><text:span text:style-name="Strong_20_Emphasis"><text:span text:style-name="T1">four</text:span></text:span><text:span text:style-name="T1"> operations and </text:span><text:span text:style-name="Strong_20_Emphasis"><text:span text:style-name="T1">one</text:span></text:span><text:span text:style-name="T1"> variable </text:span><text:span text:style-name="Source_20_Text"><text:span text:style-name="T2">X</text:span></text:span><text:span text:style-name="T1">:</text:span></text:p>
      <text:list xml:id="list3726020811" text:style-name="L1">
        <text:list-item>
          <text:p text:style-name="P7"><text:span text:style-name="Source_20_Text"><text:span text:style-name="T2">++X</text:span></text:span><text:span text:style-name="T1"> and </text:span><text:span text:style-name="Source_20_Text"><text:span text:style-name="T2">X++</text:span></text:span><text:span text:style-name="T1"> </text:span><text:span text:style-name="Strong_20_Emphasis"><text:span text:style-name="T1">increments</text:span></text:span><text:span text:style-name="T1"> the value of the variable </text:span><text:span text:style-name="Source_20_Text"><text:span text:style-name="T2">X</text:span></text:span><text:span text:style-name="T1"> by </text:span><text:span text:style-name="Source_20_Text"><text:span text:style-name="T2">1</text:span></text:span><text:span text:style-name="T1">.</text:span></text:p>
        </text:list-item>
        <text:list-item>
          <text:p text:style-name="P8"><text:span text:style-name="Source_20_Text"><text:span text:style-name="T2">--X</text:span></text:span><text:span text:style-name="T1"> and </text:span><text:span text:style-name="Source_20_Text"><text:span text:style-name="T2">X--</text:span></text:span><text:span text:style-name="T1"> </text:span><text:span text:style-name="Strong_20_Emphasis"><text:span text:style-name="T1">decrements</text:span></text:span><text:span text:style-name="T1"> the value of the variable </text:span><text:span text:style-name="Source_20_Text"><text:span text:style-name="T2">X</text:span></text:span><text:span text:style-name="T1"> by </text:span><text:span text:style-name="Source_20_Text"><text:span text:style-name="T2">1</text:span></text:span><text:span text:style-name="T1">.</text:span></text:p>
        </text:list-item>
      </text:list>
      <text:p text:style-name="P6"><text:span text:style-name="T1">Initially, the value of </text:span><text:span text:style-name="Source_20_Text"><text:span text:style-name="T2">X</text:span></text:span><text:span text:style-name="T1"> is </text:span><text:span text:style-name="Source_20_Text"><text:span text:style-name="T2">0</text:span></text:span><text:span text:style-name="T1">.</text:span></text:p>
      <text:p text:style-name="P6"><text:span text:style-name="T1">Given an array of strings </text:span><text:span text:style-name="Source_20_Text"><text:span text:style-name="T2">operations</text:span></text:span><text:span text:style-name="T1"> containing a list of operations, return </text:span><text:span text:style-name="Emphasis"><text:span text:style-name="T1">the </text:span></text:span><text:span text:style-name="Emphasis"><text:span text:style-name="Strong_20_Emphasis"><text:span text:style-name="T1">final </text:span></text:span></text:span><text:span text:style-name="Emphasis"><text:span text:style-name="T1">value of </text:span></text:span><text:span text:style-name="Source_20_Text"><text:span text:style-name="T2">X</text:span></text:span><text:span text:style-name="T1"> </text:span><text:span text:style-name="Emphasis"><text:span text:style-name="T1">after performing all the operations</text:span></text:span><text:span text:style-name="T1">.</text:span></text:p>
      <text:p text:style-name="P9"> </text:p>
      <text:p text:style-name="P6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operations = ["--X","X++","X++"]</text:span></text:p>
      <text:p text:style-name="P3"><text:span text:style-name="Strong_20_Emphasis"><text:span text:style-name="T1">Output:</text:span></text:span><text:span text:style-name="T1"> 1</text:span></text:p>
      <text:p text:style-name="P3"><text:span text:style-name="Strong_20_Emphasis"><text:span text:style-name="T1">Explanation:</text:span></text:span><text:span text:style-name="T1"> The operations are performed as follows:</text:span></text:p>
      <text:p text:style-name="P2">Initially, X = 0.</text:p>
      <text:p text:style-name="P2">--X: X is decremented by 1, X = <text:s/>0 - 1 = -1.</text:p>
      <text:p text:style-name="P2">X++: X is incremented by 1, X = -1 + 1 = <text:s/>0.</text:p>
      <text:p text:style-name="P1">X++: X is incremented by 1, X = <text:s/>0 + 1 = <text:s/>1.</text:p>
      <text:p text:style-name="P6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operations = ["++X","++X","X++"]</text:span></text:p>
      <text:p text:style-name="P3"><text:span text:style-name="Strong_20_Emphasis"><text:span text:style-name="T1">Output:</text:span></text:span><text:span text:style-name="T1"> 3</text:span></text:p>
      <text:p text:style-name="P3"><text:span text:style-name="Strong_20_Emphasis"><text:span text:style-name="T1">Explanation: </text:span></text:span><text:span text:style-name="T1">The operations are performed as follows:</text:span></text:p>
      <text:p text:style-name="P2">Initially, X = 0.</text:p>
      <text:p text:style-name="P2">++X: X is incremented by 1, X = 0 + 1 = 1.</text:p>
      <text:p text:style-name="P2">++X: X is incremented by 1, X = 1 + 1 = 2.</text:p>
      <text:p text:style-name="P1">X++: X is incremented by 1, X = 2 + 1 = 3.</text:p>
      <text:p text:style-name="P6"><text:span text:style-name="Strong_20_Emphasis"><text:span text:style-name="T1">Example 3:</text:span></text:span></text:p>
      <text:p text:style-name="P3"><text:span text:style-name="Strong_20_Emphasis"><text:span text:style-name="T1">Input:</text:span></text:span><text:span text:style-name="T1"> operations = ["X++","++X","--X","X--"]</text:span></text:p>
      <text:p text:style-name="P3"><text:span text:style-name="Strong_20_Emphasis"><text:span text:style-name="T1">Output:</text:span></text:span><text:span text:style-name="T1"> 0</text:span></text:p>
      <text:p text:style-name="P3"><text:span text:style-name="Strong_20_Emphasis"><text:span text:style-name="T1">Explanation:</text:span></text:span><text:span text:style-name="T1"> The operations are performed as follows:</text:span></text:p>
      <text:p text:style-name="P2">Initially, X = 0.</text:p>
      <text:p text:style-name="P2">X++: X is incremented by 1, X = 0 + 1 = 1.</text:p>
      <text:p text:style-name="P2">++X: X is incremented by 1, X = 1 + 1 = 2.</text:p>
      <text:p text:style-name="P2">--X: X is decremented by 1, X = 2 - 1 = 1.</text:p>
      <text:p text:style-name="P1">X--: X is decremented by 1, X = 1 - 1 = 0.</text:p>
      <text:p text:style-name="P9"><text:soft-page-break/> </text:p>
      <text:p text:style-name="P6"><text:span text:style-name="Strong_20_Emphasis"><text:span text:style-name="T1">Constraints:</text:span></text:span></text:p>
      <text:list xml:id="list2507708403" text:style-name="L2">
        <text:list-item>
          <text:p text:style-name="P10"><text:span text:style-name="Source_20_Text"><text:span text:style-name="T2">1 &lt;= operations.length &lt;= 100</text:span></text:span></text:p>
        </text:list-item>
        <text:list-item>
          <text:p text:style-name="P11"><text:span text:style-name="Source_20_Text"><text:span text:style-name="T2">operations[i]</text:span></text:span><text:span text:style-name="T1"> will be either </text:span><text:span text:style-name="Source_20_Text"><text:span text:style-name="T2">"++X"</text:span></text:span><text:span text:style-name="T1">, </text:span><text:span text:style-name="Source_20_Text"><text:span text:style-name="T2">"X++"</text:span></text:span><text:span text:style-name="T1">, </text:span><text:span text:style-name="Source_20_Text"><text:span text:style-name="T2">"--X"</text:span></text:span><text:span text:style-name="T1">, or </text:span><text:span text:style-name="Source_20_Text"><text:span text:style-name="T2">"X--"</text:span></text:span><text:span text:style-name="T1">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06T22:53:25.046000000</dc:date>
    <meta:editing-duration>PT30S</meta:editing-duration>
    <meta:editing-cycles>1</meta:editing-cycles>
    <meta:document-statistic meta:table-count="0" meta:image-count="0" meta:object-count="0" meta:page-count="2" meta:paragraph-count="40" meta:word-count="292" meta:character-count="1347" meta:non-whitespace-character-count="1100"/>
    <meta:generator>LibreOffice/7.2.2.2$Windows_X86_64 LibreOffice_project/02b2acce88a210515b4a5bb2e46cbfb63fe97d56</meta:generator>
  </office:meta>
</office:document-meta>
</file>